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47640"/>
    </style:style>
    <style:style style:name="T1" style:family="text">
      <style:text-properties officeooo:rsid="00131bff"/>
    </style:style>
    <style:style style:name="T2" style:family="text">
      <style:text-properties officeooo:rsid="00147640"/>
    </style:style>
    <style:style style:name="T3" style:family="text">
      <style:text-properties officeooo:rsid="00160d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ar Bill Isbill,</text:p>
      <text:p text:style-name="Standard"/>
      <text:p text:style-name="Standard"><text:s text:c="7"/><text:span text:style-name="T1">I</text:span>t's Will from Ops. I am glad you reached out to me before before your budget hearing with the board because I found some discrepancies in your cal<text:span text:style-name="T1">c</text:span>ulations. <text:span text:style-name="T3">It looks like for some of your work, you inadvertantly used either the aggregate sales data or the data for Store A. I went ahead and processed all of store B’s numbers instead. The good news is that my revisions should set you up with an even better chance for an expanded budget in the next fiscal cycle.</text:span></text:p>
      <text:p text:style-name="Standard"/>
      <text:p text:style-name="Standard"><text:tab/><text:span text:style-name="T2">I suppose the first thing we should go over is the new mean, median, and standard deviation numbers for your store. Based on my research, the revised sale figures for the time period spanning from June to September 2019 should be </text:span></text:p>
      <text:p text:style-name="Standard"><text:tab/><text:span text:style-name="T2">Store B MEAN: $6088</text:span></text:p>
      <text:p text:style-name="P1"><text:tab/><text:span text:style-name="T2">Store B MEDIAN: $5800</text:span></text:p>
      <text:p text:style-name="P1"><text:tab/><text:span text:style-name="T2">Store B STD DEV: $904</text:span></text:p>
      <text:p text:style-name="P1"/>
      <text:p text:style-name="P1"><text:tab/><text:span text:style-name="T2">At first glance it might look like these are worse numbers, but fear not! Once you see the rest of the picture you will understand my confidence.</text:span></text:p>
      <text:p text:style-name="Standard"><text:tab/><text:span text:style-name="T1">[mean, med, std dev]B<text:tab/>17.0<text:tab/>60.882353<text:tab/>9.040757<text:tab/>49.0<text:tab/>53.0<text:tab/>58.0</text:span></text:p>
      <text:p text:style-name="Standard"/>
      <text:p text:style-name="Standard"><text:tab/><text:span text:style-name="T3">Now lets cover the distribution of your sales data</text:span></text:p>
      <text:p text:style-name="Standard"><text:tab/><text:span text:style-name="T1">[empirical rule?] - chebychev’s thm</text:span></text:p>
      <text:p text:style-name="Standard"/>
      <text:p text:style-name="Standard"><text:tab/><text:span text:style-name="T1">[bad plot]</text:span></text:p>
      <text:p text:style-name="Standard"/>
      <text:p text:style-name="Standard"><text:tab/></text:p>
      <text:p text:style-name="Standard"/>
      <text:p text:style-name="Standard"><text:tab/><text:span text:style-name="T1">[store comparison, avg sales, tre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8T10:56:00.706217216</meta:creation-date>
    <dc:date>2020-02-18T12:01:26.686370942</dc:date>
    <meta:editing-duration>PT34M45S</meta:editing-duration>
    <meta:editing-cycles>1</meta:editing-cycles>
    <meta:document-statistic meta:table-count="0" meta:image-count="0" meta:object-count="0" meta:page-count="1" meta:paragraph-count="13" meta:word-count="201" meta:character-count="1127" meta:non-whitespace-character-count="919"/>
    <meta:generator>LibreOffice/6.0.7.3$Linux_X86_64 LibreOffice_project/00m0$Build-3</meta:generator>
  </office:meta>
</office:document-meta>
</file>